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71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92in" svg:height="3.5453in" svg:x="8.3811in" svg:y="0.4496in">
            <draw:object draw:notify-on-update-of-ranges="Sheet1.I1:Sheet1.I1 Sheet1.F2:Sheet1.F7 Sheet1.C2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08in" svg:height="3.5449in" svg:x="8.5705in" svg:y="4.3988in">
            <draw:object draw:notify-on-update-of-ranges="Sheet1.C9:Sheet1.C14 Sheet1.I1:Sheet1.I1 Sheet1.F9:Sheet1.F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08in" svg:height="3.5453in" svg:x="8.5705in" svg:y="8.2681in">
            <draw:object draw:notify-on-update-of-ranges="Sheet1.I1:Sheet1.I1 Sheet1.F16:Sheet1.F21 Sheet1.C16:Sheet1.C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, C</text:p>
          </table:table-cell>
          <table:table-cell office:value-type="string" calcext:value-type="string">
            <text:p>T, 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_n, Гц</text:p>
          </table:table-cell>
          <table:table-cell office:value-type="string" calcext:value-type="string">
            <text:p>f_1, Гц</text:p>
          </table:table-cell>
          <table:table-cell office:value-type="string" calcext:value-type="string">
            <text:p>f_n – f_1, Гц</text:p>
          </table:table-cell>
          <table:table-cell/>
          <table:table-cell office:value-type="string" calcext:value-type="string">
            <text:p>L, м</text:p>
          </table:table-cell>
          <table:table-cell office:value-type="string" calcext:value-type="string">
            <text:p>(f_n – f_1) (n)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table:formula="of:=273+[.A2]" office:value-type="float" office:value="303.1" calcext:value-type="float">
            <text:p>303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4" calcext:value-type="float">
            <text:p>204</text:p>
          </table:table-cell>
          <table:table-cell table:formula="of:=[.D2]-[.E$2]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/>
          <table:table-cell table:formula="of:=[.D3]-[.E$2]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67" calcext:value-type="float">
            <text:p>667</text:p>
          </table:table-cell>
          <table:table-cell/>
          <table:table-cell table:formula="of:=[.D4]-[.E$2]"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82" calcext:value-type="float">
            <text:p>882</text:p>
          </table:table-cell>
          <table:table-cell/>
          <table:table-cell table:formula="of:=[.D5]-[.E$2]" office:value-type="float" office:value="678" calcext:value-type="float">
            <text:p>6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01" calcext:value-type="float">
            <text:p>1101</text:p>
          </table:table-cell>
          <table:table-cell/>
          <table:table-cell table:formula="of:=[.D6]-[.E$2]" office:value-type="float" office:value="897" calcext:value-type="float">
            <text:p>8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19" calcext:value-type="float">
            <text:p>1319</text:p>
          </table:table-cell>
          <table:table-cell/>
          <table:table-cell table:formula="of:=[.D7]-[.E$2]" office:value-type="float" office:value="1115" calcext:value-type="float">
            <text:p>1115</text:p>
          </table:table-cell>
          <table:table-cell table:number-columns-repeated="3"/>
        </table:table-row>
        <table:table-row table:style-name="ro1">
          <table:table-cell table:style-name="ce1"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73+[.A9]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6" calcext:value-type="float">
            <text:p>206</text:p>
          </table:table-cell>
          <table:table-cell table:formula="of:=[.D9]-[.E$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D10]-[.E$9]"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77" calcext:value-type="float">
            <text:p>677</text:p>
          </table:table-cell>
          <table:table-cell/>
          <table:table-cell table:formula="of:=[.D11]-[.E$9]"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97" calcext:value-type="float">
            <text:p>897</text:p>
          </table:table-cell>
          <table:table-cell/>
          <table:table-cell table:formula="of:=[.D12]-[.E$9]" office:value-type="float" office:value="691" calcext:value-type="float">
            <text:p>6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16" calcext:value-type="float">
            <text:p>1116</text:p>
          </table:table-cell>
          <table:table-cell/>
          <table:table-cell table:formula="of:=[.D13]-[.E$9]"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40" calcext:value-type="float">
            <text:p>1340</text:p>
          </table:table-cell>
          <table:table-cell/>
          <table:table-cell table:formula="of:=[.D14]-[.E$9]" office:value-type="float" office:value="1134" calcext:value-type="float">
            <text:p>1134</text:p>
          </table:table-cell>
          <table:table-cell table:number-columns-repeated="3"/>
        </table:table-row>
        <table:table-row table:style-name="ro1">
          <table:table-cell table:style-name="ce1" table:number-columns-repeated="9"/>
        </table:table-row>
        <table:table-row table:style-name="ro1">
          <table:table-cell office:value-type="float" office:value="50.1" calcext:value-type="float">
            <text:p>50.1</text:p>
          </table:table-cell>
          <table:table-cell table:formula="of:=273+[.A16]" office:value-type="float" office:value="323.1" calcext:value-type="float">
            <text:p>323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6" calcext:value-type="float">
            <text:p>206</text:p>
          </table:table-cell>
          <table:table-cell table:formula="of:=[.D16]-[.E$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[.D17]-[.E$16]"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86" calcext:value-type="float">
            <text:p>686</text:p>
          </table:table-cell>
          <table:table-cell/>
          <table:table-cell table:formula="of:=[.D18]-[.E$16]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10" calcext:value-type="float">
            <text:p>910</text:p>
          </table:table-cell>
          <table:table-cell/>
          <table:table-cell table:formula="of:=[.D19]-[.E$16]"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34" calcext:value-type="float">
            <text:p>1134</text:p>
          </table:table-cell>
          <table:table-cell/>
          <table:table-cell table:formula="of:=[.D20]-[.E$16]" office:value-type="float" office:value="928" calcext:value-type="float">
            <text:p>9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61" calcext:value-type="float">
            <text:p>1361</text:p>
          </table:table-cell>
          <table:table-cell/>
          <table:table-cell table:formula="of:=[.D21]-[.E$16]" office:value-type="float" office:value="1155" calcext:value-type="float">
            <text:p>1155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, C</text:p>
          </table:table-cell>
          <table:table-cell office:value-type="string" calcext:value-type="string">
            <text:p>T, k</text:p>
          </table:table-cell>
          <table:table-cell office:value-type="string" calcext:value-type="string">
            <text:p>k, Гц</text:p>
          </table:table-cell>
          <table:table-cell office:value-type="string" calcext:value-type="string">
            <text:p>c, м/c</text:p>
          </table:table-cell>
          <table:table-cell office:value-type="string" calcext:value-type="string">
            <text:p>c_p/c_v</text:p>
          </table:table-cell>
          <table:table-cell/>
          <table:table-cell office:value-type="string" calcext:value-type="string">
            <text:p>моляр масса, г/моль</text:p>
          </table:table-cell>
          <table:table-cell office:value-type="string" calcext:value-type="string">
            <text:p>R, Дж/(K*моль)</text:p>
          </table:table-cell>
          <table:table-cell/>
        </table:table-row>
        <table:table-row table:style-name="ro1">
          <table:table-cell office:value-type="float" office:value="30.1" calcext:value-type="float">
            <text:p>30.1</text:p>
          </table:table-cell>
          <table:table-cell table:formula="of:=273+[.A25]" office:value-type="float" office:value="303.1" calcext:value-type="float">
            <text:p>303.1</text:p>
          </table:table-cell>
          <table:table-cell office:value-type="float" office:value="220.89" calcext:value-type="float">
            <text:p>220.89</text:p>
          </table:table-cell>
          <table:table-cell table:formula="of:=[.C25]*2*[.H$2]" office:value-type="float" office:value="353.424" calcext:value-type="float">
            <text:p>353.424</text:p>
          </table:table-cell>
          <table:table-cell table:formula="of:=[.G$25] * [.D25] * [.D25] / ([.B25] * 1000 * [.H$25])" office:value-type="float" office:value="1.43715462444769" calcext:value-type="float">
            <text:p>1.43715462444769</text:p>
          </table:table-cell>
          <table:table-cell/>
          <table:table-cell office:value-type="float" office:value="28.98" calcext:value-type="float">
            <text:p>28.98</text:p>
          </table:table-cell>
          <table:table-cell office:value-type="float" office:value="8.31" calcext:value-type="float">
            <text:p>8.3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73+[.A26]" office:value-type="float" office:value="313" calcext:value-type="float">
            <text:p>313</text:p>
          </table:table-cell>
          <table:table-cell office:value-type="float" office:value="224.41" calcext:value-type="float">
            <text:p>224.41</text:p>
          </table:table-cell>
          <table:table-cell table:formula="of:=[.C26]*2*[.H$2]" office:value-type="float" office:value="359.056" calcext:value-type="float">
            <text:p>359.056</text:p>
          </table:table-cell>
          <table:table-cell table:formula="of:=[.G$25] * [.D26] * [.D26] / ([.B26] * 1000 * [.H$25])" office:value-type="float" office:value="1.43640661534903" calcext:value-type="float">
            <text:p>1.43640661534903</text:p>
          </table:table-cell>
          <table:table-cell table:number-columns-repeated="4"/>
        </table:table-row>
        <table:table-row table:style-name="ro1">
          <table:table-cell office:value-type="float" office:value="50.1" calcext:value-type="float">
            <text:p>50.1</text:p>
          </table:table-cell>
          <table:table-cell table:formula="of:=273+[.A27]" office:value-type="float" office:value="323.1" calcext:value-type="float">
            <text:p>323.1</text:p>
          </table:table-cell>
          <table:table-cell office:value-type="float" office:value="228.49" calcext:value-type="float">
            <text:p>228.49</text:p>
          </table:table-cell>
          <table:table-cell table:formula="of:=[.C27]*2*[.H$2]" office:value-type="float" office:value="365.584" calcext:value-type="float">
            <text:p>365.584</text:p>
          </table:table-cell>
          <table:table-cell table:formula="of:=[.G$25] * [.D27] * [.D27] / ([.B27] * 1000 * [.H$25])" office:value-type="float" office:value="1.44256290404325" calcext:value-type="float">
            <text:p>1.4425629040432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formula="of:=AVERAGE([.E25:.E27])" office:value-type="float" office:value="1.43870804794666" calcext:value-type="float">
            <text:p>1.4387080479466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9T14:18:35.110570039</meta:creation-date>
    <dc:date>2025-04-09T15:17:29.106843189</dc:date>
    <meta:editing-duration>PT24M58S</meta:editing-duration>
    <meta:editing-cycles>10</meta:editing-cycles>
    <meta:generator>LibreOffice/25.2.1.2$Linux_X86_64 LibreOffice_project/520$Build-2</meta:generator>
    <meta:document-statistic meta:table-count="1" meta:cell-count="97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1.206cm" svg:y="3.862cm" style:legend-expansion="high" chart:style-name="ch2"/>
        <chart:plot-area chart:style-name="ch3" svg:x="1.398cm" svg:y="0.181cm" svg:width="10.18cm" svg:height="8.366cm">
          <chart:coordinate-region svg:x="2.466cm" svg:y="0.427cm" svg:width="9.008cm" svg:height="7.38cm"/>
          <chart:axis chart:dimension="x" chart:name="primary-x" chart:style-name="ch4">
            <chart:title svg:x="6.333cm" svg:y="8.379cm" chart:style-name="ch5">
              <text:p><text:span text:style-name="T1">n</text:span></text:p>
            </chart:title>
          </chart:axis>
          <chart:axis chart:dimension="y" chart:name="primary-y" chart:style-name="ch6">
            <chart:title svg:x="0.451cm" svg:y="4.994cm" chart:style-name="ch7">
              <text:p><text:span text:style-name="T1">f_n - f_1</text:span></text:p>
            </chart:title>
            <chart:grid chart:style-name="ch8" chart:class="major"/>
          </chart:axis>
          <chart:series chart:style-name="ch9" chart:values-cell-range-address="Sheet1.F2:Sheet1.F7" chart:label-cell-address="Sheet1.I1:Sheet1.I1" chart:class="chart:scatter">
            <chart:domain table:cell-range-address="Sheet1.C2:Sheet1.C7"/>
            <chart:regression-curve chart:style-name="ch10">
              <chart:equation chart:display-equation="true" chart:display-r-square="false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(f_n – f_1) (n)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7</svg:desc>
                </draw:g>
              </table:table-cell>
              <table:table-cell office:value-type="float" office:value="0">
                <text:p>0</text:p>
                <draw:g>
                  <svg:desc>Sheet1.F2:Sheet1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15">
                <text:p>1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5cm" xlink:href=".." xlink:type="simple" chart:class="chart:scatter" chart:style-name="ch1">
        <chart:legend chart:legend-position="end" svg:x="11.21cm" svg:y="3.861cm" style:legend-expansion="high" chart:style-name="ch2"/>
        <chart:plot-area chart:style-name="ch3" svg:x="0.32cm" svg:y="0.18cm" svg:width="10.57cm" svg:height="8.645cm">
          <chart:coordinate-region svg:x="1.388cm" svg:y="0.426cm" svg:width="9.398cm" svg:height="7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9:Sheet1.F14" chart:label-cell-address="Sheet1.I1:Sheet1.I1" chart:class="chart:scatter">
            <chart:domain table:cell-range-address="Sheet1.C9:Sheet1.C14"/>
            <chart:regression-curve chart:style-name="ch8">
              <chart:equation chart:display-equation="true" chart:display-r-square="false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(f_n – f_1) (n)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9:Sheet1.C14</svg:desc>
                </draw:g>
              </table:table-cell>
              <table:table-cell office:value-type="float" office:value="0">
                <text:p>0</text:p>
                <draw:g>
                  <svg:desc>Sheet1.F9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34">
                <text:p>11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1.21cm" svg:y="3.862cm" style:legend-expansion="high" chart:style-name="ch2"/>
        <chart:plot-area chart:style-name="ch3" svg:x="0.32cm" svg:y="0.18cm" svg:width="10.57cm" svg:height="8.646cm">
          <chart:coordinate-region svg:x="1.388cm" svg:y="0.426cm" svg:width="9.398cm" svg:height="7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6:Sheet1.F21" chart:label-cell-address="Sheet1.I1:Sheet1.I1" chart:class="chart:scatter">
            <chart:domain table:cell-range-address="Sheet1.C16:Sheet1.C21"/>
            <chart:regression-curve chart:style-name="ch8">
              <chart:equation chart:display-equation="true" chart:display-r-square="false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(f_n – f_1) (n)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6:Sheet1.C21</svg:desc>
                </draw:g>
              </table:table-cell>
              <table:table-cell office:value-type="float" office:value="0">
                <text:p>0</text:p>
                <draw:g>
                  <svg:desc>Sheet1.F16:Sheet1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55">
                <text:p>1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